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A2C000022F0963089D2.svm"/>
  <manifest:file-entry manifest:media-type="" manifest:full-path="Pictures/2000000700001742000017923940632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SS10" svg:font-family="CMSS10"/>
    <style:font-face style:name="CMTT10" svg:font-family="CMTT10"/>
    <style:font-face style:name="OpenSymbol" svg:font-family="OpenSymbol"/>
    <style:font-face style:name="Tahoma1" svg:font-family="Tahoma"/>
    <style:font-face style:name="Simplified Arabic Fixed" svg:font-family="'Simplified Arabic Fix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4" style:family="paragraph" style:parent-style-name="Text_20_body">
      <style:text-properties style:text-underline-style="none" fo:font-weight="bold" style:font-weight-asian="bold" style:font-weight-complex="bold"/>
    </style:style>
    <style:style style:name="P5" style:family="paragraph" style:parent-style-name="Text_20_body">
      <style:text-properties style:font-name="Times New Roman"/>
    </style:style>
    <style:style style:name="P6"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text-properties fo:font-size="12pt" fo:font-style="normal" fo:font-weight="normal" style:font-name-asian="CMSS10" style:font-size-asian="12pt" style:font-style-asian="normal" style:font-weight-asian="normal" style:font-name-complex="CMSS10" style:font-size-complex="12pt" style:font-style-complex="normal" style:font-weight-complex="normal"/>
    </style:style>
    <style:style style:name="P8" style:family="paragraph" style:parent-style-name="Text_20_body">
      <style:text-properties fo:font-size="12pt" fo:font-style="normal" fo:font-weight="bold" style:font-name-asian="CMSS10" style:font-size-asian="12pt" style:font-style-asian="normal" style:font-weight-asian="bold" style:font-name-complex="CMSS10" style:font-size-complex="12pt"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style:font-name="Simplified Arabic Fixed" fo:font-size="11pt" style:text-underline-style="solid" style:text-underline-width="auto" style:text-underline-color="font-color" style:font-name-asian="CMTT10" style:font-size-asian="11pt" style:font-name-complex="CMTT10" style:font-size-complex="11pt"/>
    </style:style>
    <style:style style:name="P11" style:family="paragraph" style:parent-style-name="Standard">
      <style:paragraph-properties fo:text-align="start" style:justify-single-word="false" style:text-autospace="none"/>
      <style:text-properties style:font-name="Simplified Arabic Fixed" fo:font-size="11pt" style:text-underline-style="solid" style:text-underline-width="auto" style:text-underline-color="font-color" style:font-name-asian="CMTT10" style:font-size-asian="11pt" style:font-name-complex="CMTT10" style:font-size-complex="11pt"/>
    </style:style>
    <style:style style:name="P12" style:family="paragraph" style:parent-style-name="Standard">
      <style:text-properties style:font-name="Simplified Arabic Fixed" fo:font-size="11pt" style:font-name-asian="CMTT10" style:font-size-asian="11pt" style:font-name-complex="CMTT10" style:font-size-complex="11pt"/>
    </style:style>
    <style:style style:name="P13" style:family="paragraph" style:parent-style-name="Standard">
      <style:paragraph-properties fo:text-align="start" style:justify-single-word="false" style:text-autospace="none"/>
      <style:text-properties style:font-name="Simplified Arabic Fixed" fo:font-size="11pt" style:font-name-asian="CMTT10" style:font-size-asian="11pt" style:font-name-complex="CMTT10" style:font-size-complex="11pt"/>
    </style:style>
    <style:style style:name="P14" style:family="paragraph" style:parent-style-name="Standard">
      <style:paragraph-properties fo:text-align="start" style:justify-single-word="false" style:text-autospace="none"/>
      <style:text-properties style:font-name="Simplified Arabic Fixed" fo:font-size="11pt" fo:font-style="normal" style:text-underline-style="solid" style:text-underline-width="auto" style:text-underline-color="font-color" fo:font-weight="normal" style:font-name-asian="CMTT10" style:font-size-asian="11pt" style:font-style-asian="normal" style:font-weight-asian="normal" style:font-name-complex="CMTT10" style:font-size-complex="11pt" style:font-style-complex="normal" style:font-weight-complex="normal"/>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style style:name="P17" style:family="paragraph" style:parent-style-name="Text_20_body">
      <style:text-properties fo:font-size="12pt" fo:font-style="normal" fo:font-weight="normal" style:font-name-asian="CMSS10" style:font-size-asian="12pt" style:font-style-asian="normal" style:font-weight-asian="normal" style:font-name-complex="CMSS10" style:font-size-complex="12pt" style:font-style-complex="normal" style:font-weight-complex="normal"/>
    </style:style>
    <style:style style:name="P18" style:family="paragraph" style:parent-style-name="Text_20_body" style:list-style-name="L3"/>
    <style:style style:name="P19" style:family="paragraph" style:parent-style-name="Text_20_body">
      <style:text-properties fo:color="#000000" style:font-name="Times New Roman"/>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bold" style:font-style-asian="normal" style:font-weight-asian="bold" style:font-style-complex="normal" style:font-weight-complex="bold"/>
    </style:style>
    <style:style style:name="P24" style:family="paragraph" style:parent-style-name="Text_20_body" style:list-style-name="L4"/>
    <style:style style:name="P25" style:family="paragraph" style:parent-style-name="Heading_20_1">
      <style:paragraph-properties fo:text-align="center" style:justify-single-word="false"/>
    </style:style>
    <style:style style:name="P26" style:family="paragraph" style:parent-style-name="Heading_20_2">
      <style:text-properties fo:font-size="14pt" fo:font-style="italic" fo:font-weight="bold" style:font-name-asian="CMSS10" style:font-size-asian="14pt" style:font-style-asian="italic" style:font-weight-asian="bold" style:font-name-complex="CMSS10" style:font-size-complex="14pt" style:font-style-complex="italic" style:font-weight-complex="bold"/>
    </style:style>
    <style:style style:name="P27" style:family="paragraph" style:parent-style-name="Heading_20_2">
      <style:text-properties fo:font-style="italic" fo:font-weight="bold" style:font-style-asian="italic" style:font-weight-asian="bold" style:font-style-complex="italic" style:font-weight-complex="bold"/>
    </style:style>
    <style:style style:name="P28" style:family="paragraph" style:parent-style-name="Heading_20_2">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ize="11pt" style:font-size-asian="11pt" style:font-size-complex="11pt"/>
    </style:style>
    <style:style style:name="T8" style:family="text">
      <style:text-properties fo:font-size="11pt" style:font-name-asian="CMSS10" style:font-size-asian="11pt" style:font-name-complex="CMSS10" style:font-size-complex="11pt"/>
    </style:style>
    <style:style style:name="T9" style:family="text">
      <style:text-properties fo:font-size="11pt" fo:font-weight="bold" style:font-name-asian="CMSS10" style:font-size-asian="11pt" style:font-weight-asian="bold" style:font-name-complex="CMSS10" style:font-size-complex="11pt" style:font-weight-complex="bold"/>
    </style:style>
    <style:style style:name="T10" style:family="text">
      <style:text-properties fo:font-size="11pt" fo:font-style="normal" fo:font-weight="normal" style:font-name-asian="CMSS10" style:font-size-asian="11pt" style:font-style-asian="normal" style:font-weight-asian="normal" style:font-name-complex="CMSS10" style:font-size-complex="11pt" style:font-style-complex="normal" style:font-weight-complex="normal"/>
    </style:style>
    <style:style style:name="T11" style:family="text">
      <style:text-properties fo:color="#ff4b00" fo:font-size="11pt" style:font-size-asian="11pt" style:font-size-complex="11pt"/>
    </style:style>
    <style:style style:name="T12" style:family="text">
      <style:text-properties fo:color="#ff4b00" fo:font-size="11pt" style:font-name-asian="CMSS10" style:font-size-asian="11pt" style:font-name-complex="CMSS10" style:font-size-complex="11pt"/>
    </style:style>
    <style:style style:name="T13" style:family="text">
      <style:text-properties fo:font-style="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name-asian="CMSS10" style:font-style-asian="italic" style:font-name-complex="CMSS10"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color="#800000" fo:font-size="11pt" style:font-name-asian="CMSS10" style:font-size-asian="11pt" style:font-name-complex="CMSS10" style:font-size-complex="11pt"/>
    </style:style>
    <style:style style:name="T19" style:family="text">
      <style:text-properties fo:color="#800000" fo:font-size="11pt" fo:font-style="italic" style:font-name-asian="CMSS10" style:font-size-asian="11pt" style:font-style-asian="italic" style:font-name-complex="CMSS10" style:font-size-complex="11pt" style:font-style-complex="italic"/>
    </style:style>
    <style:style style:name="T20" style:family="text">
      <style:text-properties fo:color="#800000" fo:font-size="11pt" fo:font-style="normal" style:font-name-asian="CMSS10" style:font-size-asian="11pt" style:font-style-asian="normal" style:font-name-complex="CMSS10" style:font-size-complex="11pt" style:font-style-complex="normal"/>
    </style:style>
    <style:style style:name="T21" style:family="text">
      <style:text-properties style:font-name-asian="CMSS10" style:font-name-complex="CMSS10"/>
    </style:style>
    <style:style style:name="T22" style:family="text">
      <style:text-properties fo:font-weight="normal" style:font-weight-asian="normal" style:font-weight-complex="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color="#000000" fo:font-size="11pt" style:font-name-asian="CMSS10" style:font-size-asian="11pt" style:font-name-complex="CMSS10" style:font-size-complex="11pt"/>
    </style:style>
    <style:style style:name="T26" style:family="text">
      <style:text-properties fo:color="#000000" fo:font-size="11pt" fo:font-style="italic" style:font-name-asian="CMSS10" style:font-size-asian="11pt" style:font-style-asian="italic" style:font-name-complex="CMSS10" style:font-size-complex="11pt" style:font-style-complex="italic"/>
    </style:style>
    <style:style style:name="T27" style:family="text">
      <style:text-properties fo:color="#000000" fo:font-size="11pt" fo:font-style="normal" style:font-name-asian="CMSS10" style:font-size-asian="11pt" style:font-style-asian="normal" style:font-name-complex="CMSS10" style:font-size-complex="11pt" style:font-style-complex="normal"/>
    </style:style>
    <style:style style:name="T28" style:family="text">
      <style:text-properties style:font-style-asian="italic"/>
    </style:style>
    <style:style style:name="T29" style:family="text">
      <style:text-properties style:font-weight-asian="bold"/>
    </style:style>
    <style:style style:name="T30" style:family="text">
      <style:text-properties style:font-style-complex="italic"/>
    </style:style>
    <style:style style:name="T31"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eadlocks og deadlockhåndtering</text:h>
      <text:p text:style-name="P9">(kursusgang 5)</text:p>
      <text:list xml:id="list32492741" text:style-name="L1">
        <text:list-item>
          <text:p text:style-name="P15">Deadlock-begrebet.</text:p>
        </text:list-item>
        <text:list-item>
          <text:p text:style-name="P15">Løsningsstrategier og algoritmer.</text:p>
        </text:list-item>
        <text:list-item>
          <text:p text:style-name="P15">Priority inversion: problem og løsninger.</text:p>
        </text:list-item>
        <text:list-item>
          <text:p text:style-name="P15">Livelock og starvation (sultne filosoffer).</text:p>
        </text:list-item>
      </text:list>
      <text:p text:style-name="P1"/>
      <text:p text:style-name="P1">Denition af deadlock, nødvendige og</text:p>
      <text:p text:style-name="P1">tilstrækkelige betingelser for deadlock, deadlock prevention,</text:p>
      <text:p text:style-name="P1">sikre tilstande, deadlock avoidance, deadlock detection and</text:p>
      <text:p text:style-name="P1">recovery, banker's algorithm.</text:p>
      <text:p text:style-name="P1"/>
      <text:h text:style-name="Heading_20_2" text:outline-level="2">Definition</text:h>
      <text:p text:style-name="P2"><text:span text:style-name="T1">Deadlock </text:span><text:span text:style-name="T2">er en tilstand hvor to eller flere tråde forhindrer hinanden i at komme videre. Hver tråd har besat en ressource som den anden tråd har brug for, for at kunne køre videre. Eftersom hver tråd ikke kan fortsætte uden den ressource som den anden tråd har fat i, så vil hver tråd aldrig komme til det punkt hvor de frigiver den ressource som det besidder, og de vil derfor vente på hinanden til evigt tid.</text:span></text:p>
      <text:p text:style-name="P3">Eksempel 1:</text:p>
      <text:p text:style-name="P2"><text:span text:style-name="T1">To tog på samme spor. </text:span><text:span text:style-name="T3">Vi antager at togene ikke kan bakke, ikke kan køre igennem hinanden, og ikke vælte hindanen af sporet.</text:span></text:p>
      <text:p text:style-name="P3">Eksempelt 2:</text:p>
      <text:p text:style-name="P4"><text:span text:style-name="T1">Bounded buffer. </text:span><text:span text:style-name="T2">Der er en bug i koden: der er byttet om på wait-operationerne i koden for </text:span><text:span text:style-name="T14">remove</text:span><text:span text:style-name="T2">, hvilket vil resultere i en </text:span><text:span text:style-name="T14">deadlock</text:span><text:span text:style-name="T2">. Tråden der kalder </text:span><text:span text:style-name="T14">remove</text:span><text:span text:style-name="T2"> vil have låst mutex semaforen og vil vente på </text:span><text:span text:style-name="T14">itemsAvailable, </text:span><text:span text:style-name="T2">mens tråden der kalder </text:span><text:span text:style-name="T14">insert</text:span><text:span text:style-name="T2"> vil vente på mutex, hvilket gør at den ikke kan signalere </text:span><text:span text:style-name="T14">itemsAvailable, </text:span><text:span text:style-name="T2">og dermed frigive den anden tråd.</text:span></text:p>
      <text:p text:style-name="P10"><text:tab/><text:tab/><text:tab/><text:tab/><text:tab/><text:tab/><text:tab/><text:tab/><text:tab/><text:tab/><text:tab/><text:tab/><text:tab/><text:tab/></text:p>
      <text:p text:style-name="P12">insert(Item i) {<text:tab/><text:tab/><text:tab/><text:tab/><text:tab/>Item remove() {</text:p>
      <text:p text:style-name="P12"><text:tab/>wait(spaceAvailable);<text:tab/><text:tab/><text:tab/><text:tab/>wait(mutex);</text:p>
      <text:p text:style-name="P13"><text:tab/>wait(mutex); <text:tab/><text:tab/><text:tab/><text:tab/><text:tab/>wait(itemsAvailable);</text:p>
      <text:p text:style-name="P13"><text:tab/>doInster(item);<text:tab/><text:tab/><text:tab/><text:tab/><text:tab/>Item i = doRemove();</text:p>
      <text:p text:style-name="P13"><text:s text:c="3"/><text:tab/>signal(mutex);<text:tab/><text:tab/> <text:s text:c="2"/><text:tab/><text:tab/><text:tab/>signal(mutex);</text:p>
      <text:p text:style-name="P13"><text:s text:c="3"/><text:tab/>signal(itemsAvailable); <text:tab/><text:tab/><text:tab/>signal(spaceAvailable);</text:p>
      <text:p text:style-name="P13">}<text:tab/><text:tab/><text:tab/><text:tab/><text:tab/><text:tab/><text:tab/><text:tab/>return i;</text:p>
      <text:p text:style-name="P11"><text:s text:c="4"/><text:tab/><text:tab/><text:tab/><text:tab/><text:tab/> <text:s text:c="2"/><text:tab/><text:tab/>}<text:tab/><text:tab/><text:tab/><text:tab/><text:tab/><text:tab/><text:tab/></text:p>
      <text:p text:style-name="P14"/>
      <text:h text:style-name="Heading_20_3" text:outline-level="3">Betingelser</text:h>
      <text:p text:style-name="Text_20_body">Der er fire betingelser der skal være opfyldt for at der kan opstå en deadlock:</text:p>
      <text:list xml:id="list32495527" text:style-name="L2">
        <text:list-item>
          <text:p text:style-name="P16">De involverede ressourcer kan ikke deles, dvs. Der er kun 1 tråd der kan benytte ressourcen ad gangen.</text:p>
        </text:list-item>
        <text:list-item>
          <text:p text:style-name="P16">Når en ressource er blevet allokeret til en tråd, så kan den ikke med magt blive overtaget <text:soft-page-break/>(preempted) af en anden tråd. Tråde holder på ressourcen til de frivilligt frigiver den.</text:p>
        </text:list-item>
        <text:list-item>
          <text:p text:style-name="P16">Tråde kan spørge efter flere ressourcer på et hvilket som helst tidspunkt.</text:p>
        </text:list-item>
        <text:list-item>
          <text:p text:style-name="P16">Der skal være en cirkulær kæde med to eller flere tråde, der hver venter på en ressource som er besat af den næste tråd i rækken.</text:p>
        </text:list-item>
      </text:list>
      <text:p text:style-name="P10"/>
      <text:h text:style-name="Heading_20_2" text:outline-level="2">Semaforer</text:h>
      <text:p text:style-name="P5"><text:span text:style-name="T7">Struktureret højniveau kombination af </text:span><text:span text:style-name="T11">blokerende handling </text:span><text:span text:style-name="T7">og </text:span><text:span text:style-name="T11">gensidig </text:span><text:span text:style-name="T12">udelukkelse. </text:span><text:span text:style-name="T25">De bruges til at sikre sig mod </text:span><text:span text:style-name="T26">race conditions</text:span><text:span text:style-name="T27">.</text:span></text:p>
      <text:p text:style-name="P19"><text:span text:style-name="T8">Som det sås fra </text:span><text:span text:style-name="T9">bounded buffer </text:span><text:span text:style-name="T10">eksemplet længere oppe, så skal man være forsigtig med at bruge semaforer, hvis man ikke er rigtig god til det. Man kan let komme til at havne i en deadlock.</text:span></text:p>
      <text:h text:style-name="P26" text:outline-level="2">Deadlock prevention</text:h>
      <text:p text:style-name="P7">Hvis man skal forebygge mod deadlock, så skal man sikre sig at en eller flere af de nødvendige betingelser, som er listet længere oppe, ikke er opfyldt. Det er ikke altid muligt, eller også er det blot meget svært.</text:p>
      <text:p text:style-name="P6"><text:span text:style-name="T21">Hvis den første betingelse ikke skal være opfyldt, så skal alle ressourcerne kunne deles. Dette er muligt i visse tilfælde, men ikke i andre. Et eksempel på en ressource som ikke kan deles på denne måde er en printer. Hvis printeren var fuldt delt mellem to tråde, så ville output fra den ene tråd og output fra den anden blive blandet sammen, hvilket ikke er hensigtsmæssigt. En </text:span><text:span text:style-name="T15">løsning</text:span><text:span text:style-name="T21"> til dette vil være at lave en fuldt delt virtuel printer, som vil have fuld kontrol over den rigtige printer. Så vil trådene tro at de printer direkte, men de lægger blot opgaven i kø i den virtuelle printer. Det er dog ikke altid muligt at lave en sådan løsning.</text:span></text:p>
      <text:p text:style-name="P7">Hvis den anden betingelse ikke skal være opfyldt, så skal alle ressourcer kunne overtages med magt af en anden tråd end den der bruger den. Dette er igen ikke altid en mulighed. Hvis vi igen kigger på printeren, så vil det ikke være smart hvis en tråd vil kunne afbryde en anden tråd der er i gang med at printe direkte.</text:p>
      <text:p text:style-name="P7">Hvis den tredje betingelse ikke skal være opfyldt, så kan man gøre således at tråden, når den ved at den skal til at bruge nogle ressourcer, allokerer alle de ressourcer den skal bruge for at køre helt færdig. Når disse så er blevet allokeret, så skal det ikke være muligt for tråden at spørge efter flere ressourcer, før den er helt færdig, og har frigivet de ressourcer som den brugte. Dette ville virke, hvis det altid var muligt at forudsige hvilke ressourcer tråden ville få brug for, hvilket heller ikke altid er muligt. Derudover vil mange ressourcer muligvis være bundet til denne bestemte proces, selvom den aldrig vil få brug for dem, og dermed unødvendigt blokere for andre processer.</text:p>
      <text:p text:style-name="P7">Hvis den sidste betingelse ikke skal være opfyldt, så skal man sørge for at ressourcerne kun kan blive allokeret i en bestemt rækkefølge (det vil svare til at togene, i ovenstående eksempel, kører i samme retning).</text:p>
      <text:h text:style-name="P26" text:outline-level="2">Deadlock avoidance</text:h>
      <text:p text:style-name="P7">I følgende eksempel bruger vi også tog-billedet for at illustrere undgåelse af deadlock.</text:p>
      <text:p text:style-name="P8"><draw:frame draw:style-name="fr1" draw:name="grafik1" text:anchor-type="paragraph" svg:width="10.797cm" svg:height="8.264cm" draw:z-index="0"><draw:image xlink:href="Pictures/2000000700002A2C000022F0963089D2.svm" xlink:type="simple" xlink:show="embed" xlink:actuate="onLoad"/></draw:frame><text:soft-page-break/>Sikker tilstan<text:span text:style-name="T22"> er en tilstand hvori der findes mindst én allokeringssekvens så alle tråde gøres færdig uden at skabe en deadlock.</text:span></text:p>
      <text:p text:style-name="P7">Den røde firkant er en usikker tilstand, i og med at togene ikke kan køre baglæns. Hvis de først er kørt ind i den røde zone, så vil de på et eller andet tidspunkt havne i en deadlock (de grå firkanter). Den sorte firkant er dermed umulig at nå for begge tog.</text:p>
      <text:p text:style-name="P7">Hvis man skal forhindre en deadlock i en sådan situation, skal man sørge for at togene ikke kan køre ind i den usikre zone, altså kun hvis tråd 1 kan køre helt til den frigiver alle ressourcerne igen, er det sikkert for tråd 2 at fortsætte.</text:p>
      <text:p text:style-name="P7">En metode til at deadlock avoidance er <text:span text:style-name="T16">Banker's Algorithm</text:span>.</text:p>
      <text:h text:style-name="Heading_20_3" text:outline-level="3">Banker's Algorithm</text:h>
      <text:p text:style-name="Text_20_body">Denne hviler på at man skal vide hvor mange ressourcer hver tråd max vil have brug for.</text:p>
      <text:p text:style-name="Text_20_body">Hver gang der skal allokeres plads til en ressource, så tjekker <text:span text:style-name="T24">Banker's</text:span><text:span text:style-name="T22"> om der findes en mulig <text:s/>allokeringssekvens, som kan forhindre den forespørgende tråd i at fortsætte.</text:span></text:p>
      <text:p text:style-name="Text_20_body"><text:span text:style-name="T22">Algoritmen virker således:</text:span></text:p>
      <text:list xml:id="list32579316" text:style-name="L3">
        <text:list-item>
          <text:p text:style-name="P18"><text:span text:style-name="T22">Step 1: Tjek om der er nok tilbageværende ressourcer efter at have accepteret en forespørgsel fra mindst én tråd. Hvis der ikke er det, så er det muligt at der kan opnås en deadlock.</text:span></text:p>
        </text:list-item>
        <text:list-item>
          <text:p text:style-name="P18"><text:span text:style-name="T22">Step 2: Vælg en tråd hvis ressource-forespørgsler alle kan blive opfyldt, og overvej hvordan situationen er, hvis den får lov til at køre færdig, og dermed frigive alle sine ressourcer. Derefter starter den ved </text:span><text:span text:style-name="T14">step 1</text:span><text:span text:style-name="T2"> igen, hvis der er flere tråde der skal have ressourcer tildelt.</text:span></text:p>
        </text:list-item>
      </text:list>
      <text:p text:style-name="Text_20_body"><text:span text:style-name="T2">Hvis der i step to opnås en tilstand hvor der ikke er flere tråde at overveje, så er der opnået en sikker tilstand.</text:span></text:p>
      <text:p text:style-name="P2"><text:span text:style-name="T1">Ulemper: </text:span><text:span text:style-name="T2">Tråde kan blive holdt tilbage unødvendig lang tid, i og med at situationen hele tiden overvejes ud fra den antagelse at alle trådene forespørger efter det maksimale antal ressourcer hele tiden. Hvis vi kigger på tog-eksemplet igen, så vil det sige at 2 tog ikke kan køre i samme retning på det samme spor på en gang. Dette resulterer i et langsommere system, og det er ikke optimalt for et system hvor brugere skal kunne køre et hvilket som helst program, lige når de har brug for det.</text:span></text:p>
      <text:h text:style-name="P27" text:outline-level="2"><text:soft-page-break/>Detection and recovery</text:h>
      <text:p text:style-name="P22">I moderne systemer, så som Unix og Windows, har man ikke gjort noget for at forhindre at deadlocks finder sted, men i stedet laver de <text:span text:style-name="T17">detection and recovery</text:span>. Det gør systemet mere fleksibelt. (Sådan en strategi er ikke altid god, f.eks. Ikke i et system ombord på et fly. Der er prevention bedre).</text:p>
      <text:p text:style-name="P22">Strategier:</text:p>
      <text:list xml:id="list33250534" text:style-name="L4">
        <text:list-item>
          <text:p text:style-name="P24">Ostrich Algoritm (struds): Styresystemet stikker hovedet i sandet og lader som om der ikke er sket noget. Så skal brugeren selv finde ud af at der er noget galt, og manuelt slå nogle processer ihjel for at løse problemet.</text:p>
        </text:list-item>
        <text:list-item>
          <text:p text:style-name="P24">En bedre strategi er at have en seperat scanningsprocess (som er deadlock-sikker), som holder øje med alle processer/tråde, deres tilstande og de ressourcer de besidder samt venter på. For at lave recovery herfra kan systemet enten give brugeren et valg mellem processer der skal slås ihjel, eller systemet kan selv slå nogle vilkårlige deadlock-processer ihjel, indtil problemet er løst. (Automatiseringen kan forårsage tab af data i visse situationer.)</text:p>
        </text:list-item>
      </text:list>
      <text:p text:style-name="Text_20_body">For at sikre datakorruption, hvis en process dræbes midt i en handling, har databaser for eksempel transaktions, hvor ændringerne først gemmes ved en "commit".</text:p>
      <text:h text:style-name="Heading_20_2" text:outline-level="2">Livelock</text:h>
      <text:p text:style-name="Text_20_body">Livelock er lidt ligesom deadlock, men de tråde der er i livelock kan godt eksekvere, de forhindrer bare hinanden i at lave noget fornuftigt mens de eksekverer. Et eksempel kan være to mennesker der prøver at gå forbi hinanden på en smal gang. Som det er med mennekser, så kan timing løse problemet. Hvis menneskerne går fra side til side et par gange, så plejer det at løse sig fordi den ene måske går til siden lidt før den anden. Det samme kan ske i computer-systemer. Dog er det et kritisk problem i real-time systemer, hvor processer skal reagere på visse events til en bestemt deadline. </text:p>
      <text:p text:style-name="Text_20_body">Et eksempel: <text:span text:style-name="T16">ethernet, </text:span><text:span text:style-name="T2">hvor</text:span> flere computere som er koblet sammen med ét ethernet-kabel. Når en maskine vil sende en besked, så ser den om der er trafik på kablet, og venter med at sende til der er ledigt på kablet. MEN, to computere kan på samme tid se kablet som ledigt, og så sende på samme tid. Når dette sker, så vil output blive en blanding mellem de to beskeder. Computeren holder selv øje med om dataen på kablet er det samme som det den selv har sendt, og hvis det ikke er det, så trækker den sig tilbage i et vilkårligt tidsrum. Dette gøres indtil der ikke er livelock mere.</text:p>
      <text:p text:style-name="Text_20_body">På et tungt belastet netværk med mange computere kan der laves eksponentiel backoff, hvilket fordobler backoff-tiden for hver gang der laves backoff. Dette øger chancerne for at få et besked <text:s/>sendt, da det laver størrer "huller" mellem beskederne. Dette resulterer i <text:span text:style-name="T17">graceful degradation</text:span><text:span text:style-name="T1">, som er et udtryk for at performance bliver neddroslet langsomt i stedet for at lave et fuldstændig system-stop.</text:span></text:p>
      <text:h text:style-name="P28" text:outline-level="2">Priority inversion</text:h>
      <text:p text:style-name="P21">Opstår når en tråd skal bruge en ressource som en tråd med lavere prioritet besidder. I systemer med prioriteter på tråde og ressourcer.</text:p>
      <text:p text:style-name="P21">2 eksempler på løsninger:</text:p>
      <text:p text:style-name="P23">Interrupt disabling –<text:span text:style-name="T22"> Lad interrupt maskeringen være den eneste måde at opnå mutex på, dvs. Ingen højniveau mutex algoritmer. Her er der reelt set kun to prioriteter: preemptible (overtagelig) og non-interruptable (ikke overtagelig).</text:span></text:p>
      <text:p text:style-name="P23">Priority ceiling –<text:span text:style-name="T22"> Ressourcer tildeles et prioritetsloft lig med prioriteten for den højest prioriterede tråd der skal tilgå ressourcen. Tråde der bruger ressourcen tildeles midlertidigt samme højre prioritet. Der kræves kodeanalyse for at afgøre loftet.</text:span></text:p>
      <text:h text:style-name="Heading_20_2" text:outline-level="2"><text:soft-page-break/>Starvation</text:h>
      <text:p text:style-name="Text_20_body">En situation hvor en tråd aldrig får tildelt en ressource fordi andre processer altid får den først. Dette er et typisk problem for systemer der har prioriteter på tråde og ressourcer.</text:p>
      <text:h text:style-name="Heading_20_2" text:outline-level="2">Dining Philosophers</text:h>
      <text:p text:style-name="Text_20_body"><draw:frame draw:style-name="fr2" draw:name="grafik2" text:anchor-type="paragraph" svg:width="5.953cm" svg:height="6.034cm" draw:z-index="1"><draw:image xlink:href="Pictures/20000007000017420000179239406321.svm" xlink:type="simple" xlink:show="embed" xlink:actuate="onLoad"/></draw:frame>Formuleret af Dijkstra (Computer Scientist, 1950'erne).</text:p>
      <text:p text:style-name="Text_20_body">Forklaring af variationer:</text:p>
      <text:p text:style-name="Text_20_body">Hvis hver filosof tager den venstre spisepind og venter på at den højre skal blive ledig, resulterer det i en deadlock (de skal bruge begge tø for at kunne spise).</text:p>
      <text:p text:style-name="Text_20_body">En anden variation: hvis man har taget den venstre op, og den højre ikke er til rådighed, så lægger man den venstre igen. Det resulterer i en livelock, hvor den hurtigste filosof vil bryde livelock'en til sid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SS10" svg:font-family="CMSS10"/>
    <style:font-face style:name="CMTT10" svg:font-family="CMTT10"/>
    <style:font-face style:name="OpenSymbol" svg:font-family="OpenSymbol"/>
    <style:font-face style:name="Tahoma1" svg:font-family="Tahoma"/>
    <style:font-face style:name="Simplified Arabic Fixed" svg:font-family="'Simplified Arabic Fix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3H29M42S</meta:editing-duration>
    <meta:editing-cycles>15</meta:editing-cycles>
    <meta:generator>OpenOffice.org/3.3$Win32 OpenOffice.org_project/330m20$Build-9567</meta:generator>
    <dc:date>2011-06-07T14:44:43.58</dc:date>
    <dc:creator>Simon Frandsen</dc:creator>
    <meta:document-statistic meta:table-count="0" meta:image-count="2" meta:object-count="0" meta:page-count="5" meta:paragraph-count="76" meta:word-count="1832" meta:character-count="10873"/>
    <meta:user-defined meta:name="Info 1"/>
    <meta:user-defined meta:name="Info 2"/>
    <meta:user-defined meta:name="Info 3"/>
    <meta:user-defined meta:name="Info 4"/>
  </office:meta>
</office:document-meta>
</file>